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ea4" officeooo:paragraph-rsid="00012ea4"/>
    </style:style>
    <style:style style:name="P2" style:family="paragraph" style:parent-style-name="Standard">
      <style:text-properties officeooo:rsid="00012ea4" officeooo:paragraph-rsid="0002d942"/>
    </style:style>
    <style:style style:name="P3" style:family="paragraph" style:parent-style-name="Standard" style:list-style-name="L1">
      <style:text-properties officeooo:rsid="00012ea4" officeooo:paragraph-rsid="0002d942"/>
    </style:style>
    <style:style style:name="P4" style:family="paragraph" style:parent-style-name="Standard">
      <style:text-properties officeooo:rsid="0002d942" officeooo:paragraph-rsid="0002d942"/>
    </style:style>
    <style:style style:name="P5" style:family="paragraph" style:parent-style-name="Standard" style:list-style-name="L1">
      <style:text-properties officeooo:rsid="0002d942" officeooo:paragraph-rsid="0002d942"/>
    </style:style>
    <style:style style:name="P6" style:family="paragraph" style:parent-style-name="Standard" style:list-style-name="L1">
      <style:text-properties officeooo:rsid="0002e4c9" officeooo:paragraph-rsid="0002e4c9"/>
    </style:style>
    <style:style style:name="P7" style:family="paragraph" style:parent-style-name="Standard">
      <style:text-properties fo:font-size="16pt" fo:font-weight="bold" officeooo:rsid="00012ea4" officeooo:paragraph-rsid="0002d942" style:font-size-asian="16pt" style:font-weight-asian="bold" style:font-size-complex="16pt" style:font-weight-complex="bold"/>
    </style:style>
    <style:style style:name="T1" style:family="text">
      <style:text-properties officeooo:rsid="0002d94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officeooo:rsid="0002d942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tegories :</text:p>
      <text:list xml:id="list3187255812" text:style-name="L1">
        <text:list-item>
          <text:p text:style-name="P5">robes</text:p>
        </text:list-item>
        <text:list-item>
          <text:p text:style-name="P5">jupes</text:p>
        </text:list-item>
        <text:list-item>
          <text:p text:style-name="P5">sweats</text:p>
        </text:list-item>
        <text:list-item>
          <text:p text:style-name="P5">chausettes/chaussetes longues/collants</text:p>
        </text:list-item>
        <text:list-item>
          <text:p text:style-name="P5">perruques</text:p>
        </text:list-item>
        <text:list-item>
          <text:p text:style-name="P6">bonnets/berrets/chapeaux/...</text:p>
        </text:list-item>
        <text:list-item>
          <text:p text:style-name="P5">accesoires</text:p>
        </text:list-item>
        <text:list-item>
          <text:p text:style-name="P3"><text:span text:style-name="T1">candy:</text:span><text:a xlink:type="simple" xlink:href="https://www.japancandybox.com/" text:style-name="Internet_20_link" text:visited-style-name="Visited_20_Internet_20_Link">https://www.japancandybox.com/</text:a></text:p>
        </text:list-item>
      </text:list>
      <text:p text:style-name="P4"><text:span text:style-name="T3">vetement kawaii</text:span><text:span text:style-name="T2">:</text:span> https://www.amazon.fr/kawaii-V%C3%AAtements/s?ie=UTF8&amp;page=1&amp;rh=n%3A340855031%2Ck%3Akawaii</text:p>
      <text:p text:style-name="P2"><text:span text:style-name="T4">vetement lolita</text:span><text:span text:style-name="T1">:</text:span>https://www.lolitain.com/</text:p>
      <text:p text:style-name="P1"/>
      <text:p text:style-name="P1"/>
      <text:p text:style-name="P1"/>
      <text:p text:style-name="P1"><text:span text:style-name="T6">Police </text:span>:Kristen ITC</text:p>
      <text:p text:style-name="P4"><text:span text:style-name="T6">vocab</text:span>: kawai, lolita,himifashion,chib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2-17T19:40:37.569000000</dc:date>
    <meta:editing-duration>PT39M13S</meta:editing-duration>
    <meta:editing-cycles>1</meta:editing-cycles>
    <meta:document-statistic meta:table-count="0" meta:image-count="0" meta:object-count="0" meta:page-count="1" meta:paragraph-count="13" meta:word-count="30" meta:character-count="362" meta:non-whitespace-character-count="353"/>
  </office:meta>
</office:document-meta>
</file>